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ross Site Script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list text:style-name="L2">
              <text:list-item>
                <text:p text:style-name="P1">XSS</text:p>
              </text:list-item>
              <text:list-item>
                <text:p text:style-name="P1">Stuff</text:p>
              </text:list-item>
              <text:list-item>
                <text:p text:style-name="P1">Other Stu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hen you add something to url that executes code on the browser.</text:p>
                <text:p/>
              </text:list-item>
              <text:list-item>
                <text:p>Can be found in email sca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omeone creates a url to a trusted site with exploit in it.</text:p>
              </text:list-item>
              <text:list-item>
                <text:p>You click url and enter your details.</text:p>
              </text:list-item>
              <text:list-item>
                <text:p>When you click ok it redirects to a malicious site.</text:p>
              </text:list-item>
              <text:list-item>
                <text:p>You enter login details there and they have your login detai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eb Goa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ven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Escape input.</text:p>
              </text:list-item>
              <text:list-item>
                <text:p>Static Analysis!!!!!!! <text:s/>FTW!!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OWASP – XSS</text:p>
              </text:list-item>
              <text:list-item>
                <text:p>Microsoft – XSS</text:p>
              </text:list-item>
              <text:list-item>
                <text:p>Something el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9T17:07:06.36</meta:creation-date>
    <dc:date>2013-03-09T18:52:17.84</dc:date>
    <meta:editing-duration>PT1H45M11S</meta:editing-duration>
    <meta:editing-cycles>2</meta:editing-cycles>
    <meta:generator>OpenOffice.org/3.4.1$Win32 OpenOffice.org_project/341m1$Build-9593</meta:generator>
    <meta:document-statistic meta:object-count="45"/>
  </office:meta>
</office:document-meta>
</file>